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0.252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0.1535in"/>
    </style:style>
    <style:style style:name="co7" style:family="table-column">
      <style:table-column-properties fo:break-before="auto" style:column-width="1.4925in"/>
    </style:style>
    <style:style style:name="co8" style:family="table-column">
      <style:table-column-properties fo:break-before="auto" style:column-width="2.9957in"/>
    </style:style>
    <style:style style:name="co9" style:family="table-column">
      <style:table-column-properties fo:break-before="auto" style:column-width="0.5043in"/>
    </style:style>
    <style:style style:name="co10" style:family="table-column">
      <style:table-column-properties fo:break-before="auto" style:column-width="3.862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Nimbus Sans L" fo:font-size="10pt" fo:font-weight="normal" style:font-name-asian="Bitstream Vera Sans" style:font-weight-asian="normal" style:font-name-complex="Bitstream Vera Sans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Nimbus Sans L" fo:font-size="10pt" fo:font-weight="normal" style:font-weight-asian="normal" style:font-weight-complex="normal"/>
    </style:style>
    <style:style style:name="ce5" style:family="table-cell" style:parent-style-name="Default" style:data-style-name="N100">
      <style:table-cell-properties style:vertical-align="middle"/>
      <style:text-properties fo:color="#000000" style:font-name="Nimbus Sans L" fo:font-weight="normal" style:font-weight-asian="normal" style:font-weight-complex="normal"/>
    </style:style>
    <style:style style:name="ce6" style:family="table-cell" style:parent-style-name="Default" style:data-style-name="N100">
      <style:text-properties style:font-name="Nimbus Sans L" fo:font-weight="normal" style:font-weight-asian="normal" style:font-weight-complex="normal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9" style:family="table-cell" style:parent-style-name="Default" style:data-style-name="N100">
      <style:table-cell-properties fo:background-color="#ffffff" style:cell-protect="none" style:print-content="true" style:vertical-align="middle"/>
      <style:text-properties fo:color="#000000" style:font-name="Nimbus Sans L" fo:font-size="10pt"/>
    </style:style>
    <style:style style:name="ce10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Nimbus Sans L" fo:font-size="10pt"/>
    </style:style>
    <style:style style:name="ce11" style:family="table-cell" style:parent-style-name="Default" style:data-style-name="N100">
      <style:table-cell-properties style:cell-protect="none" style:print-content="true" style:vertical-align="middle"/>
      <style:text-properties fo:color="#000000" style:font-name="Nimbus Sans L"/>
    </style:style>
    <style:style style:name="ce12" style:family="table-cell" style:parent-style-name="Default" style:data-style-name="N100">
      <style:text-properties style:font-name="Nimbus Sans L"/>
    </style:style>
    <style:style style:name="ce13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style:vertical-align="middle"/>
      <style:text-properties fo:color="#000000" style:font-name="Nimbus Sans L"/>
    </style:style>
    <style:style style:name="ce1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6" style:family="table-cell" style:parent-style-name="Default" style:data-style-name="N100">
      <style:table-cell-properties fo:background-color="#ffffff" style:cell-protect="none" style:print-content="true" style:vertical-align="middle"/>
      <style:text-properties fo:color="#000000" style:font-name="Thoth Int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Thoth Int" fo:font-size="11pt" style:font-size-asian="11pt" style:font-size-complex="11pt"/>
    </style:style>
    <style:style style:name="ce18" style:family="table-cell" style:parent-style-name="Default" style:data-style-name="N100">
      <style:table-cell-properties style:vertical-align="middle"/>
      <style:text-properties fo:color="#000000" style:font-name="Thoth Int" fo:font-size="11pt" style:font-size-asian="11pt" style:font-size-complex="11pt"/>
    </style:style>
    <style:style style:name="ce19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2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2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23" style:family="table-cell" style:parent-style-name="Default" style:data-style-name="N100">
      <style:table-cell-properties style:cell-protect="none" style:print-content="true" style:vertical-align="middle"/>
      <style:text-properties fo:color="#000000" style:font-name="Thoth Int"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00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25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6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ce28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3" table:default-cell-style-name="ce19"/>
        <table:table-column table:style-name="co4" table:default-cell-style-name="ce19"/>
        <table:table-column table:style-name="co5" table:default-cell-style-name="ce12"/>
        <table:table-column table:style-name="co5" table:default-cell-style-name="ce19"/>
        <table:table-column table:style-name="co6" table:default-cell-style-name="ce19"/>
        <table:table-column table:style-name="co5" table:default-cell-style-name="ce12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006" table:default-cell-style-name="ce12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7"/>
          <table:table-cell table:style-name="ce13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15"/>
          <table:covered-table-cell table:style-name="ce20"/>
          <table:covered-table-cell table:style-name="ce22"/>
          <table:covered-table-cell table:number-columns-repeated="2" table:style-name="ce15"/>
          <table:covered-table-cell table:style-name="ce22"/>
          <table:covered-table-cell table:number-columns-repeated="4" table:style-name="ce15"/>
          <table:covered-table-cell table:style-name="ce20"/>
          <table:covered-table-cell table:style-name="ce15"/>
          <table:covered-table-cell table:style-name="ce22"/>
          <table:covered-table-cell table:style-name="ce25"/>
          <table:covered-table-cell table:style-name="ce27"/>
          <table:table-cell table:style-name="ce27" table:number-columns-repeated="1006"/>
        </table:table-row>
        <table:table-row table:style-name="ro2">
          <table:table-cell table:style-name="ce2" office:value-type="string">
            <text:p>WORD</text:p>
          </table:table-cell>
          <table:table-cell table:style-name="ce8" office:value-type="string">
            <text:p>POS</text:p>
          </table:table-cell>
          <table:table-cell table:style-name="ce8" office:value-type="string">
            <text:p>Ph-RP</text:p>
          </table:table-cell>
          <table:table-cell table:style-name="ce8" office:value-type="string">
            <text:p>QS-RP (j)</text:p>
          </table:table-cell>
          <table:table-cell table:style-name="ce21" office:value-type="string">
            <text:p>QS-RP (s)</text:p>
          </table:table-cell>
          <table:table-cell table:style-name="ce8" office:value-type="string">
            <text:p>Ph-GA</text:p>
          </table:table-cell>
          <table:table-cell table:style-name="ce8" office:value-type="string">
            <text:p>QS-GA (j)</text:p>
          </table:table-cell>
          <table:table-cell table:style-name="ce8" office:value-type="string">
            <text:p>QS-GA (s)</text:p>
          </table:table-cell>
          <table:table-cell table:style-name="ce8" office:value-type="string">
            <text:p>Ph-Au</text:p>
          </table:table-cell>
          <table:table-cell table:style-name="ce8" office:value-type="string">
            <text:p>QS-Au (j)</text:p>
          </table:table-cell>
          <table:table-cell table:style-name="ce8" office:value-type="string">
            <text:p>QS-Au (s)</text:p>
          </table:table-cell>
          <table:table-cell table:style-name="ce8" office:value-type="string">
            <text:p>Main.Int.QS (j)</text:p>
          </table:table-cell>
          <table:table-cell table:style-name="ce8" office:value-type="string">
            <text:p>Alt.Int.QS (j)</text:p>
          </table:table-cell>
          <table:table-cell table:style-name="ce21" office:value-type="string">
            <text:p>Main.Int.QS (s)</text:p>
          </table:table-cell>
          <table:table-cell table:style-name="ce8" office:value-type="string">
            <text:p>Alt.Int.QS(s)</text:p>
          </table:table-cell>
          <table:table-cell table:style-name="ce24" office:value-type="string">
            <text:p>Code</text:p>
          </table:table-cell>
          <table:table-cell table:style-name="ce26" office:value-type="string">
            <text:p>Tags (w=weak, n=NORTH set, f=FORCE set)</text:p>
          </table:table-cell>
          <table:table-cell table:style-name="ce26" office:value-type="string">
            <text:p>NOTES</text:p>
          </table:table-cell>
          <table:table-cell table:style-name="ce28" table:number-columns-repeated="1006"/>
        </table:table-row>
        <table:table-row table:style-name="ro3">
          <table:table-cell table:style-name="ce3" office:value-type="string">
            <text:p>'em</text:p>
          </table:table-cell>
          <table:table-cell table:style-name="ce9" office:value-type="string">
            <text:p>pron</text:p>
          </table:table-cell>
          <table:table-cell table:style-name="ce9" office:value-type="string">
            <text:p>@m</text:p>
          </table:table-cell>
          <table:table-cell table:style-name="ce16" office:value-type="string">
            <text:p>um</text:p>
          </table:table-cell>
          <table:table-cell table:style-name="ce16"/>
          <table:table-cell table:style-name="ce9" office:value-type="string">
            <text:p>@m</text:p>
          </table:table-cell>
          <table:table-cell table:style-name="ce16" office:value-type="string">
            <text:p>um</text:p>
          </table:table-cell>
          <table:table-cell table:style-name="ce16"/>
          <table:table-cell table:style-name="ce9" office:value-type="string">
            <text:p>Em</text:p>
          </table:table-cell>
          <table:table-cell table:style-name="ce17" office:value-type="string">
            <text:p>em</text:p>
          </table:table-cell>
          <table:table-cell table:style-name="ce17"/>
          <table:table-cell table:style-name="ce17" office:value-type="string">
            <text:p>um</text:p>
          </table:table-cell>
          <table:table-cell table:style-name="ce16" table:number-columns-repeated="3"/>
          <table:table-cell office:value-type="string">
            <text:p>Au-1:1.C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anybody</text:p>
          </table:table-cell>
          <table:table-cell table:style-name="ce9" office:value-type="string">
            <text:p>pron</text:p>
          </table:table-cell>
          <table:table-cell table:style-name="ce9" office:value-type="string">
            <text:p>1-enibQdi <text:s/>2-en@bQdi <text:s/>3-enib@di <text:s/>[weak form /@n-/]</text:p>
          </table:table-cell>
          <table:table-cell table:style-name="ce16" office:value-type="string">
            <text:p>1-enEbodE-&gt;1 <text:s/>2-enubodE-&gt;1 <text:s/>3-enEbudE-&gt;1</text:p>
          </table:table-cell>
          <table:table-cell table:style-name="ce16"/>
          <table:table-cell table:style-name="ce9" office:value-type="string">
            <text:p>enibA:di <text:s/>[weak form /@n-/]</text:p>
          </table:table-cell>
          <table:table-cell table:style-name="ce23" office:value-type="string">
            <text:p>enEbRdE</text:p>
          </table:table-cell>
          <table:table-cell table:style-name="ce16"/>
          <table:table-cell table:style-name="ce9" office:value-type="string">
            <text:p>1-EnibQdi <text:s/>2-Enib@di</text:p>
          </table:table-cell>
          <table:table-cell table:style-name="ce16" office:value-type="string">
            <text:p>1-enEbodE-&gt;1 <text:s/>2-enEbudE-&gt;1</text:p>
          </table:table-cell>
          <table:table-cell table:style-name="ce17"/>
          <table:table-cell table:style-name="ce16" office:value-type="string">
            <text:p>enEbodE</text:p>
          </table:table-cell>
          <table:table-cell table:style-name="ce16" table:number-columns-repeated="3"/>
          <table:table-cell office:value-type="string">
            <text:p>RP-2:2.26 <text:s/>RP-3:3.9 <text:s/>GA-1:3.9 <text:s/>Au-2:3.9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nybody's</text:p>
          </table:table-cell>
          <table:table-cell table:style-name="ce10" office:value-type="string">
            <text:p>pron</text:p>
          </table:table-cell>
          <table:table-cell table:style-name="ce10" office:value-type="string">
            <text:p>1-enibQdiz <text:s/>2-en@bQdiz <text:s/>3-enib@diz <text:s/>[weak form /@n-/]</text:p>
          </table:table-cell>
          <table:table-cell table:style-name="ce16" office:value-type="string">
            <text:p>1-enEbodEz-&gt;1 <text:s/>2-enubodEz-&gt;1 <text:s/>3-enEbudEz-&gt;1</text:p>
          </table:table-cell>
          <table:table-cell table:style-name="ce16"/>
          <table:table-cell table:style-name="ce10" office:value-type="string">
            <text:p>enibA:diz <text:s/>[weak form /@n-/]</text:p>
          </table:table-cell>
          <table:table-cell table:style-name="ce16" office:value-type="string">
            <text:p>enEbRdEz</text:p>
          </table:table-cell>
          <table:table-cell table:style-name="ce16"/>
          <table:table-cell table:style-name="ce11" office:value-type="string">
            <text:p>1-EnibQdiz <text:s/>2-Enib@diz</text:p>
          </table:table-cell>
          <table:table-cell table:style-name="ce17" office:value-type="string">
            <text:p>1-enEbodEz-&gt;1 <text:s/>2-enEbudEz-&gt;1</text:p>
          </table:table-cell>
          <table:table-cell table:style-name="ce17"/>
          <table:table-cell table:style-name="ce23" office:value-type="string">
            <text:p>enEbodEz</text:p>
          </table:table-cell>
          <table:table-cell table:style-name="ce23"/>
          <table:table-cell table:style-name="ce16" table:number-columns-repeated="2"/>
          <table:table-cell office:value-type="string">
            <text:p>RP-2:2.26 <text:s/>RP-3:3.9 <text:s/>GA-1:3.9 <text:s/>Au-2:3.9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nyone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1-eniwVn <text:s/>2-en@wVn <text:s/>3-eniw@n <text:s/>[weak form /@n-/]</text:p>
          </table:table-cell>
          <table:table-cell table:style-name="ce17" office:value-type="string">
            <text:p>1-enEwun-&gt;1 <text:s/>2-enuwun-&gt;1 <text:s/>3=1</text:p>
          </table:table-cell>
          <table:table-cell table:style-name="ce16"/>
          <table:table-cell table:style-name="ce10" office:value-type="string">
            <text:p>eniwVn <text:s/>[weak form /@n-/]</text:p>
          </table:table-cell>
          <table:table-cell table:style-name="ce17" office:value-type="string">
            <text:p>enEwun</text:p>
          </table:table-cell>
          <table:table-cell table:style-name="ce16"/>
          <table:table-cell table:style-name="ce10" office:value-type="string">
            <text:p>EniwVn</text:p>
          </table:table-cell>
          <table:table-cell table:style-name="ce17" office:value-type="string">
            <text:p>enEwun</text:p>
          </table:table-cell>
          <table:table-cell table:style-name="ce17"/>
          <table:table-cell table:style-name="ce17" office:value-type="string">
            <text:p>enEwun</text:p>
          </table:table-cell>
          <table:table-cell table:style-name="ce17"/>
          <table:table-cell table:style-name="ce16" table:number-columns-repeated="2"/>
          <table:table-cell office:value-type="string">
            <text:p>RP-2:2.26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anyone's</text:p>
          </table:table-cell>
          <table:table-cell table:style-name="ce11" office:value-type="string">
            <text:p>pron</text:p>
          </table:table-cell>
          <table:table-cell table:style-name="ce14" office:value-type="string">
            <text:p>1-eniwVnz <text:s/>2-en@wVnz <text:s/>3-eniw@nz <text:s/>[weak form /@n-/]</text:p>
          </table:table-cell>
          <table:table-cell table:style-name="ce18" office:value-type="string">
            <text:p>1-enEwunz-&gt;1 <text:s/>2-enuwunz-&gt;1 <text:s/>3=1</text:p>
          </table:table-cell>
          <table:table-cell table:style-name="ce16"/>
          <table:table-cell table:style-name="ce14" office:value-type="string">
            <text:p>eniwVnz <text:s/>[weak form /@n-/]</text:p>
          </table:table-cell>
          <table:table-cell table:style-name="ce18" office:value-type="string">
            <text:p>enEwunz</text:p>
          </table:table-cell>
          <table:table-cell table:style-name="ce16"/>
          <table:table-cell table:style-name="ce14" office:value-type="string">
            <text:p>EniwVnz</text:p>
          </table:table-cell>
          <table:table-cell table:style-name="ce18" office:value-type="string">
            <text:p>enEwunz</text:p>
          </table:table-cell>
          <table:table-cell table:style-name="ce17"/>
          <table:table-cell table:style-name="ce18" office:value-type="string">
            <text:p>enEwunz</text:p>
          </table:table-cell>
          <table:table-cell table:style-name="ce18"/>
          <table:table-cell table:style-name="ce16" table:number-columns-repeated="2"/>
          <table:table-cell office:value-type="string">
            <text:p>RP-2:2.26</text:p>
          </table:table-cell>
          <table:table-cell table:style-name="ce14"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nything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1-eniTIN <text:s/>2-en@TIN <text:s/>[weak form /@n-/]</text:p>
          </table:table-cell>
          <table:table-cell table:style-name="ce17" office:value-type="string">
            <text:p>1-enETiN-&gt;1 <text:s/>2-enuTiN-&gt;1</text:p>
          </table:table-cell>
          <table:table-cell table:style-name="ce16"/>
          <table:table-cell office:value-type="string">
            <text:p>eniTIN <text:s/>[weak form /@n-/]</text:p>
          </table:table-cell>
          <table:table-cell office:value-type="string">
            <text:p>enETiN</text:p>
          </table:table-cell>
          <table:table-cell table:style-name="ce16"/>
          <table:table-cell table:style-name="ce10" office:value-type="string">
            <text:p>EniTIN</text:p>
          </table:table-cell>
          <table:table-cell table:style-name="ce17" office:value-type="string">
            <text:p>enETiN</text:p>
          </table:table-cell>
          <table:table-cell table:style-name="ce17"/>
          <table:table-cell table:style-name="ce17" office:value-type="string">
            <text:p>enETiN</text:p>
          </table:table-cell>
          <table:table-cell/>
          <table:table-cell table:style-name="ce16" table:number-columns-repeated="2"/>
          <table:table-cell office:value-type="string">
            <text:p>RP-2:2.26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each_other</text:p>
          </table:table-cell>
          <table:table-cell table:style-name="ce9" office:value-type="string">
            <text:p>pron</text:p>
          </table:table-cell>
          <table:table-cell office:value-type="string">
            <text:p>i:tS VD@</text:p>
          </table:table-cell>
          <table:table-cell office:value-type="string">
            <text:p>EC uDuÑ</text:p>
          </table:table-cell>
          <table:table-cell/>
          <table:table-cell office:value-type="string">
            <text:p>i:tS VD=r</text:p>
          </table:table-cell>
          <table:table-cell office:value-type="string">
            <text:p>EC uDur</text:p>
          </table:table-cell>
          <table:table-cell/>
          <table:table-cell office:value-type="string">
            <text:p>itS VD@</text:p>
          </table:table-cell>
          <table:table-cell office:value-type="string">
            <text:p>EC uDuÑ</text:p>
          </table:table-cell>
          <table:table-cell/>
          <table:table-cell office:value-type="string">
            <text:p>EC uDuÑ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everybody</text:p>
          </table:table-cell>
          <table:table-cell table:style-name="ce9" office:value-type="string">
            <text:p>pron</text:p>
          </table:table-cell>
          <table:table-cell office:value-type="string">
            <text:p>evribQdi</text:p>
          </table:table-cell>
          <table:table-cell office:value-type="string">
            <text:p>evrEbodE</text:p>
          </table:table-cell>
          <table:table-cell table:style-name="ce16"/>
          <table:table-cell office:value-type="string">
            <text:p>evribA:di</text:p>
          </table:table-cell>
          <table:table-cell office:value-type="string">
            <text:p>evrEbRdE</text:p>
          </table:table-cell>
          <table:table-cell table:style-name="ce16"/>
          <table:table-cell office:value-type="string">
            <text:p>EvribQdi</text:p>
          </table:table-cell>
          <table:table-cell office:value-type="string">
            <text:p>evrEbodE</text:p>
          </table:table-cell>
          <table:table-cell table:style-name="ce17"/>
          <table:table-cell office:value-type="string">
            <text:p>evrEbodE</text:p>
          </table:table-cell>
          <table:table-cell table:style-name="ce16" table:number-columns-repeated="3"/>
          <table:table-cell office:value-type="string">
            <text:p>GA-1:3.9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everybody's</text:p>
          </table:table-cell>
          <table:table-cell table:style-name="ce11" office:value-type="string">
            <text:p>pron</text:p>
          </table:table-cell>
          <table:table-cell table:style-name="ce14" office:value-type="string">
            <text:p>evribQdiz</text:p>
          </table:table-cell>
          <table:table-cell table:style-name="ce18" office:value-type="string">
            <text:p>evrEbodEz</text:p>
          </table:table-cell>
          <table:table-cell table:style-name="ce16"/>
          <table:table-cell table:style-name="ce14" office:value-type="string">
            <text:p>evribA:diz</text:p>
          </table:table-cell>
          <table:table-cell table:style-name="ce18" office:value-type="string">
            <text:p>evrEbRdEz</text:p>
          </table:table-cell>
          <table:table-cell table:style-name="ce16"/>
          <table:table-cell table:style-name="ce14" office:value-type="string">
            <text:p>EvribQdiz</text:p>
          </table:table-cell>
          <table:table-cell table:style-name="ce18" office:value-type="string">
            <text:p>evrEbodEz</text:p>
          </table:table-cell>
          <table:table-cell table:style-name="ce17"/>
          <table:table-cell table:style-name="ce18" office:value-type="string">
            <text:p>evrEbodEz</text:p>
          </table:table-cell>
          <table:table-cell table:style-name="ce16" table:number-columns-repeated="3"/>
          <table:table-cell office:value-type="string">
            <text:p>GA-1:3.9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everyone</text:p>
          </table:table-cell>
          <table:table-cell table:style-name="ce9" office:value-type="string">
            <text:p>pron</text:p>
          </table:table-cell>
          <table:table-cell office:value-type="string">
            <text:p>evriwVn</text:p>
          </table:table-cell>
          <table:table-cell office:value-type="string">
            <text:p>evrEwun</text:p>
          </table:table-cell>
          <table:table-cell table:style-name="ce16"/>
          <table:table-cell office:value-type="string">
            <text:p>evriwVn</text:p>
          </table:table-cell>
          <table:table-cell office:value-type="string">
            <text:p>evrEwun</text:p>
          </table:table-cell>
          <table:table-cell table:style-name="ce16"/>
          <table:table-cell office:value-type="string">
            <text:p>EvriwVn</text:p>
          </table:table-cell>
          <table:table-cell office:value-type="string">
            <text:p>evrEwun</text:p>
          </table:table-cell>
          <table:table-cell table:style-name="ce17"/>
          <table:table-cell office:value-type="string">
            <text:p>evrEwun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everyone's</text:p>
          </table:table-cell>
          <table:table-cell table:style-name="ce11" office:value-type="string">
            <text:p>pron</text:p>
          </table:table-cell>
          <table:table-cell table:style-name="ce14" office:value-type="string">
            <text:p>evriwVnz</text:p>
          </table:table-cell>
          <table:table-cell table:style-name="ce18" office:value-type="string">
            <text:p>evrEwunz</text:p>
          </table:table-cell>
          <table:table-cell table:style-name="ce16"/>
          <table:table-cell table:style-name="ce14" office:value-type="string">
            <text:p>evriwVnz</text:p>
          </table:table-cell>
          <table:table-cell table:style-name="ce18" office:value-type="string">
            <text:p>evrEwunz</text:p>
          </table:table-cell>
          <table:table-cell table:style-name="ce16"/>
          <table:table-cell table:style-name="ce14" office:value-type="string">
            <text:p>EvriwVnz</text:p>
          </table:table-cell>
          <table:table-cell table:style-name="ce18" office:value-type="string">
            <text:p>evrEwunz</text:p>
          </table:table-cell>
          <table:table-cell table:style-name="ce17"/>
          <table:table-cell table:style-name="ce18" office:value-type="string">
            <text:p>evrEwunz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everything</text:p>
          </table:table-cell>
          <table:table-cell table:style-name="ce9" office:value-type="string">
            <text:p>pron</text:p>
          </table:table-cell>
          <table:table-cell office:value-type="string">
            <text:p>evriTIN</text:p>
          </table:table-cell>
          <table:table-cell office:value-type="string">
            <text:p>evrETiN</text:p>
          </table:table-cell>
          <table:table-cell table:style-name="ce16"/>
          <table:table-cell office:value-type="string">
            <text:p>evriTIN</text:p>
          </table:table-cell>
          <table:table-cell office:value-type="string">
            <text:p>evrETiN</text:p>
          </table:table-cell>
          <table:table-cell table:style-name="ce16"/>
          <table:table-cell office:value-type="string">
            <text:p>EvriTIN</text:p>
          </table:table-cell>
          <table:table-cell office:value-type="string">
            <text:p>evrETiN</text:p>
          </table:table-cell>
          <table:table-cell table:style-name="ce17"/>
          <table:table-cell office:value-type="string">
            <text:p>evrETi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he</text:p>
          </table:table-cell>
          <table:table-cell table:style-name="ce9" office:value-type="string">
            <text:p>pron</text:p>
          </table:table-cell>
          <table:table-cell office:value-type="string">
            <text:p>hi:</text:p>
          </table:table-cell>
          <table:table-cell office:value-type="string">
            <text:p>hE</text:p>
          </table:table-cell>
          <table:table-cell table:style-name="ce16"/>
          <table:table-cell office:value-type="string">
            <text:p>hi:</text:p>
          </table:table-cell>
          <table:table-cell office:value-type="string">
            <text:p>hE</text:p>
          </table:table-cell>
          <table:table-cell table:style-name="ce16"/>
          <table:table-cell office:value-type="string">
            <text:p>hi <text:s/>[weak form /i/]</text:p>
          </table:table-cell>
          <table:table-cell office:value-type="string">
            <text:p>hE</text:p>
          </table:table-cell>
          <table:table-cell table:style-name="ce17"/>
          <table:table-cell office:value-type="string">
            <text:p>hE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r</text:p>
          </table:table-cell>
          <table:table-cell table:style-name="ce9" office:value-type="string">
            <text:p>pron</text:p>
          </table:table-cell>
          <table:table-cell office:value-type="string">
            <text:p>h3: <text:s/>[weak forms /h@, 3:, @/]</text:p>
          </table:table-cell>
          <table:table-cell office:value-type="string">
            <text:p>hü</text:p>
          </table:table-cell>
          <table:table-cell table:style-name="ce16"/>
          <table:table-cell office:value-type="string">
            <text:p>h3`: <text:s/>[weak froms /h=r, 3`:, =r/]</text:p>
          </table:table-cell>
          <table:table-cell office:value-type="string">
            <text:p>hü</text:p>
          </table:table-cell>
          <table:table-cell table:style-name="ce16"/>
          <table:table-cell table:style-name="ce10" office:value-type="string">
            <text:p>h3 <text:s/>[weak forms /h@, @/]</text:p>
          </table:table-cell>
          <table:table-cell office:value-type="string">
            <text:p>hü</text:p>
          </table:table-cell>
          <table:table-cell table:style-name="ce17"/>
          <table:table-cell office:value-type="string">
            <text:p>hü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rs</text:p>
          </table:table-cell>
          <table:table-cell table:style-name="ce9" office:value-type="string">
            <text:p>pron</text:p>
          </table:table-cell>
          <table:table-cell office:value-type="string">
            <text:p>h3:z</text:p>
          </table:table-cell>
          <table:table-cell office:value-type="string">
            <text:p>hüz</text:p>
          </table:table-cell>
          <table:table-cell table:style-name="ce16"/>
          <table:table-cell office:value-type="string">
            <text:p>h3`:z</text:p>
          </table:table-cell>
          <table:table-cell office:value-type="string">
            <text:p>hüz</text:p>
          </table:table-cell>
          <table:table-cell table:style-name="ce16"/>
          <table:table-cell office:value-type="string">
            <text:p>h3z</text:p>
          </table:table-cell>
          <table:table-cell office:value-type="string">
            <text:p>hüz</text:p>
          </table:table-cell>
          <table:table-cell table:style-name="ce17"/>
          <table:table-cell office:value-type="string">
            <text:p>hüz</text:p>
          </table:table-cell>
          <table:table-cell table:style-name="ce16" table:number-columns-repeated="3"/>
          <table:table-cell table:number-columns-repeated="1009"/>
        </table:table-row>
        <table:table-row table:style-name="ro3">
          <table:table-cell table:style-name="ce4" office:value-type="string">
            <text:p>herself</text:p>
          </table:table-cell>
          <table:table-cell table:style-name="ce9" office:value-type="string">
            <text:p>pron</text:p>
          </table:table-cell>
          <table:table-cell office:value-type="string">
            <text:p>h3:self <text:s/>[weak forms /h@-, 3:-, @-/]</text:p>
          </table:table-cell>
          <table:table-cell office:value-type="string">
            <text:p>hüself</text:p>
          </table:table-cell>
          <table:table-cell table:style-name="ce16"/>
          <table:table-cell office:value-type="string">
            <text:p>h3`:self <text:s/>[weak forms /h=r-, =r-/]</text:p>
          </table:table-cell>
          <table:table-cell office:value-type="string">
            <text:p>hüself</text:p>
          </table:table-cell>
          <table:table-cell table:style-name="ce16"/>
          <table:table-cell office:value-type="string">
            <text:p>h@sElf</text:p>
          </table:table-cell>
          <table:table-cell office:value-type="string">
            <text:p>huÑself</text:p>
          </table:table-cell>
          <table:table-cell table:style-name="ce17"/>
          <table:table-cell office:value-type="string">
            <text:p>hüself</text:p>
          </table:table-cell>
          <table:table-cell table:style-name="ce16" table:number-columns-repeated="3"/>
          <table:table-cell office:value-type="string">
            <text:p>Au-1:1.C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im</text:p>
          </table:table-cell>
          <table:table-cell table:style-name="ce9" office:value-type="string">
            <text:p>pron</text:p>
          </table:table-cell>
          <table:table-cell office:value-type="string">
            <text:p>hIm <text:s/>[weak forms /hIm, Im/]</text:p>
          </table:table-cell>
          <table:table-cell office:value-type="string">
            <text:p>him</text:p>
          </table:table-cell>
          <table:table-cell table:style-name="ce16"/>
          <table:table-cell office:value-type="string">
            <text:p>hIm <text:s/>[weak forms /hIm, Im/]</text:p>
          </table:table-cell>
          <table:table-cell office:value-type="string">
            <text:p>him</text:p>
          </table:table-cell>
          <table:table-cell table:style-name="ce16"/>
          <table:table-cell office:value-type="string">
            <text:p>hIm</text:p>
          </table:table-cell>
          <table:table-cell office:value-type="string">
            <text:p>him</text:p>
          </table:table-cell>
          <table:table-cell table:style-name="ce17"/>
          <table:table-cell office:value-type="string">
            <text:p>him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imself</text:p>
          </table:table-cell>
          <table:table-cell table:style-name="ce9" office:value-type="string">
            <text:p>pron</text:p>
          </table:table-cell>
          <table:table-cell office:value-type="string">
            <text:p>hImself <text:s/>[weak form /Im-/]</text:p>
          </table:table-cell>
          <table:table-cell office:value-type="string">
            <text:p>himself</text:p>
          </table:table-cell>
          <table:table-cell table:style-name="ce16"/>
          <table:table-cell office:value-type="string">
            <text:p>hImself <text:s/>[weak form /Im-/]</text:p>
          </table:table-cell>
          <table:table-cell office:value-type="string">
            <text:p>himself</text:p>
          </table:table-cell>
          <table:table-cell table:style-name="ce16"/>
          <table:table-cell office:value-type="string">
            <text:p>hImsElf</text:p>
          </table:table-cell>
          <table:table-cell office:value-type="string">
            <text:p>himself</text:p>
          </table:table-cell>
          <table:table-cell table:style-name="ce17"/>
          <table:table-cell office:value-type="string">
            <text:p>himself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is</text:p>
          </table:table-cell>
          <table:table-cell table:style-name="ce9" office:value-type="string">
            <text:p>pron</text:p>
          </table:table-cell>
          <table:table-cell office:value-type="string">
            <text:p>hIz <text:s/>[weak forms /hIz, Iz/]</text:p>
          </table:table-cell>
          <table:table-cell office:value-type="string">
            <text:p>hiz</text:p>
          </table:table-cell>
          <table:table-cell table:style-name="ce16"/>
          <table:table-cell office:value-type="string">
            <text:p>hIz <text:s/>[weak forms /hIz, Iz/]</text:p>
          </table:table-cell>
          <table:table-cell office:value-type="string">
            <text:p>hiz</text:p>
          </table:table-cell>
          <table:table-cell table:style-name="ce16"/>
          <table:table-cell office:value-type="string">
            <text:p>hIz <text:s/>[weak form /iz/]</text:p>
          </table:table-cell>
          <table:table-cell office:value-type="string">
            <text:p>hiz</text:p>
          </table:table-cell>
          <table:table-cell table:style-name="ce17"/>
          <table:table-cell office:value-type="string">
            <text:p>hiz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i</text:p>
          </table:table-cell>
          <table:table-cell table:style-name="ce9" office:value-type="string">
            <text:p>pron</text:p>
          </table:table-cell>
          <table:table-cell office:value-type="string">
            <text:p>aI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aI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aI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I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it</text:p>
          </table:table-cell>
          <table:table-cell table:style-name="ce9" office:value-type="string">
            <text:p>pron</text:p>
          </table:table-cell>
          <table:table-cell office:value-type="string">
            <text:p>It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It <text:s/>[weak form /@t/]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It</text:p>
          </table:table-cell>
          <table:table-cell office:value-type="string">
            <text:p>it</text:p>
          </table:table-cell>
          <table:table-cell table:style-name="ce17"/>
          <table:table-cell office:value-type="string">
            <text:p>it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itself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Itself</text:p>
          </table:table-cell>
          <table:table-cell table:style-name="ce16" office:value-type="string">
            <text:p>itself</text:p>
          </table:table-cell>
          <table:table-cell table:style-name="ce16"/>
          <table:table-cell table:style-name="ce10" office:value-type="string">
            <text:p>Itself</text:p>
          </table:table-cell>
          <table:table-cell table:style-name="ce16" office:value-type="string">
            <text:p>itself</text:p>
          </table:table-cell>
          <table:table-cell table:style-name="ce16"/>
          <table:table-cell table:style-name="ce10" office:value-type="string">
            <text:p>ItsElf</text:p>
          </table:table-cell>
          <table:table-cell table:style-name="ce17" office:value-type="string">
            <text:p>itself</text:p>
          </table:table-cell>
          <table:table-cell table:style-name="ce17"/>
          <table:table-cell table:style-name="ce17" office:value-type="string">
            <text:p>itself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lots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lQts</text:p>
          </table:table-cell>
          <table:table-cell table:style-name="ce16" office:value-type="string">
            <text:p>lots</text:p>
          </table:table-cell>
          <table:table-cell table:style-name="ce16"/>
          <table:table-cell table:style-name="ce10" office:value-type="string">
            <text:p>lA:ts</text:p>
          </table:table-cell>
          <table:table-cell table:style-name="ce16" office:value-type="string">
            <text:p>lRts</text:p>
          </table:table-cell>
          <table:table-cell table:style-name="ce16"/>
          <table:table-cell table:style-name="ce10" office:value-type="string">
            <text:p>lots</text:p>
          </table:table-cell>
          <table:table-cell table:style-name="ce17" office:value-type="string">
            <text:p>lots</text:p>
          </table:table-cell>
          <table:table-cell table:style-name="ce17"/>
          <table:table-cell table:style-name="ce17" office:value-type="string">
            <text:p>lots</text:p>
          </table:table-cell>
          <table:table-cell table:style-name="ce16"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me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mi: <text:s/>[weak form /mi/]</text:p>
          </table:table-cell>
          <table:table-cell table:style-name="ce16" office:value-type="string">
            <text:p>mE</text:p>
          </table:table-cell>
          <table:table-cell table:style-name="ce16"/>
          <table:table-cell table:style-name="ce10" office:value-type="string">
            <text:p>mi: <text:s/>[weak form /mi/]</text:p>
          </table:table-cell>
          <table:table-cell table:style-name="ce16" office:value-type="string">
            <text:p>mE</text:p>
          </table:table-cell>
          <table:table-cell table:style-name="ce16"/>
          <table:table-cell table:style-name="ce10" office:value-type="string">
            <text:p>mi</text:p>
          </table:table-cell>
          <table:table-cell table:style-name="ce17" office:value-type="string">
            <text:p>mE</text:p>
          </table:table-cell>
          <table:table-cell table:style-name="ce17"/>
          <table:table-cell table:style-name="ce17" office:value-type="string">
            <text:p>mE</text:p>
          </table:table-cell>
          <table:table-cell table:style-name="ce16" table:number-columns-repeated="3"/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ine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maIn</text:p>
          </table:table-cell>
          <table:table-cell table:style-name="ce16" office:value-type="string">
            <text:p>mIn</text:p>
          </table:table-cell>
          <table:table-cell table:style-name="ce16"/>
          <table:table-cell table:style-name="ce10" office:value-type="string">
            <text:p>maIn</text:p>
          </table:table-cell>
          <table:table-cell table:style-name="ce16" office:value-type="string">
            <text:p>mIn</text:p>
          </table:table-cell>
          <table:table-cell table:style-name="ce16"/>
          <table:table-cell table:style-name="ce10" office:value-type="string">
            <text:p>maIn</text:p>
          </table:table-cell>
          <table:table-cell table:style-name="ce17" office:value-type="string">
            <text:p>mIn</text:p>
          </table:table-cell>
          <table:table-cell table:style-name="ce17"/>
          <table:table-cell table:style-name="ce17" office:value-type="string">
            <text:p>mI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myself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1-maIself <text:s/>2-mIself <text:s/>3-m@self</text:p>
          </table:table-cell>
          <table:table-cell table:style-name="ce16" office:value-type="string">
            <text:p>1-mIself <text:s/>2-miself <text:s/>3-muself</text:p>
          </table:table-cell>
          <table:table-cell table:style-name="ce16"/>
          <table:table-cell table:style-name="ce10" office:value-type="string">
            <text:p>1-maIself <text:s/>2-m@self</text:p>
          </table:table-cell>
          <table:table-cell table:style-name="ce17" office:value-type="string">
            <text:p>1-mIself-&gt;1 <text:s/>2-muself-&gt;3</text:p>
          </table:table-cell>
          <table:table-cell table:style-name="ce16"/>
          <table:table-cell table:style-name="ce10" office:value-type="string">
            <text:p>1-maIself <text:s/>2-m@self</text:p>
          </table:table-cell>
          <table:table-cell table:style-name="ce17" office:value-type="string">
            <text:p>1-mIself-&gt;1 <text:s/>2-muself-&gt;3</text:p>
          </table:table-cell>
          <table:table-cell table:style-name="ce17"/>
          <table:table-cell table:style-name="ce17" office:value-type="string">
            <text:p>mIself</text:p>
          </table:table-cell>
          <table:table-cell table:style-name="ce16" office:value-type="string">
            <text:p>2-miself <text:s/>3-muself</text:p>
          </table:table-cell>
          <table:table-cell table:number-columns-repeated="4"/>
          <table:table-cell office:value-type="string">
            <text:p>QS.Alt : should it include the utter versio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no-one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n@UwVn</text:p>
          </table:table-cell>
          <table:table-cell table:style-name="ce16" office:value-type="string">
            <text:p>nO-wun</text:p>
          </table:table-cell>
          <table:table-cell table:style-name="ce16"/>
          <table:table-cell table:style-name="ce10" office:value-type="string">
            <text:p>n@UwVn</text:p>
          </table:table-cell>
          <table:table-cell table:style-name="ce16" office:value-type="string">
            <text:p>nO-wun</text:p>
          </table:table-cell>
          <table:table-cell table:style-name="ce16"/>
          <table:table-cell table:style-name="ce10" office:value-type="string">
            <text:p>noUwVn</text:p>
          </table:table-cell>
          <table:table-cell table:style-name="ce17" office:value-type="string">
            <text:p>nO-wun</text:p>
          </table:table-cell>
          <table:table-cell table:style-name="ce17"/>
          <table:table-cell table:style-name="ce17" office:value-type="string">
            <text:p>nO-wu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no-one's</text:p>
          </table:table-cell>
          <table:table-cell table:style-name="ce10" office:value-type="string">
            <text:p>pron</text:p>
          </table:table-cell>
          <table:table-cell table:style-name="ce10" office:value-type="string">
            <text:p>n@UwVnz</text:p>
          </table:table-cell>
          <table:table-cell table:style-name="ce16" office:value-type="string">
            <text:p>nO-wunz</text:p>
          </table:table-cell>
          <table:table-cell table:style-name="ce16"/>
          <table:table-cell table:style-name="ce10" office:value-type="string">
            <text:p>n@UwVnz</text:p>
          </table:table-cell>
          <table:table-cell table:style-name="ce16" office:value-type="string">
            <text:p>nO-wunz</text:p>
          </table:table-cell>
          <table:table-cell table:style-name="ce16"/>
          <table:table-cell table:style-name="ce10" office:value-type="string">
            <text:p>noUwVnz</text:p>
          </table:table-cell>
          <table:table-cell table:style-name="ce17" office:value-type="string">
            <text:p>nO-wunz</text:p>
          </table:table-cell>
          <table:table-cell table:style-name="ce17"/>
          <table:table-cell table:style-name="ce17" office:value-type="string">
            <text:p>nO-wunz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no_one</text:p>
          </table:table-cell>
          <table:table-cell table:style-name="ce9" office:value-type="string">
            <text:p>pron</text:p>
          </table:table-cell>
          <table:table-cell table:style-name="ce10" office:value-type="string">
            <text:p>n@U wVn</text:p>
          </table:table-cell>
          <table:table-cell table:style-name="ce16" office:value-type="string">
            <text:p>nO wun</text:p>
          </table:table-cell>
          <table:table-cell/>
          <table:table-cell table:style-name="ce10" office:value-type="string">
            <text:p>n@U wVn</text:p>
          </table:table-cell>
          <table:table-cell table:style-name="ce16" office:value-type="string">
            <text:p>nO wun</text:p>
          </table:table-cell>
          <table:table-cell/>
          <table:table-cell table:style-name="ce10" office:value-type="string">
            <text:p>noU wVn</text:p>
          </table:table-cell>
          <table:table-cell table:style-name="ce17" office:value-type="string">
            <text:p>nO wun</text:p>
          </table:table-cell>
          <table:table-cell/>
          <table:table-cell table:style-name="ce17" office:value-type="string">
            <text:p>nO wu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nobody</text:p>
          </table:table-cell>
          <table:table-cell table:style-name="ce9" office:value-type="string">
            <text:p>pron</text:p>
          </table:table-cell>
          <table:table-cell office:value-type="string">
            <text:p>1-n@Ub@di <text:s/>2-n@UbQdi </text:p>
          </table:table-cell>
          <table:table-cell office:value-type="string">
            <text:p>1-nObudE-&gt;1 <text:s/>2-nObodE-&gt;1</text:p>
          </table:table-cell>
          <table:table-cell/>
          <table:table-cell office:value-type="string">
            <text:p>1-noUb@di <text:s/>2-noUbA:di <text:s/>3-noUbVdi</text:p>
          </table:table-cell>
          <table:table-cell office:value-type="string">
            <text:p>1-nObubdE-&gt;1 <text:s/>2-nObRdE-&gt;1 <text:s/>3=1</text:p>
          </table:table-cell>
          <table:table-cell/>
          <table:table-cell office:value-type="string">
            <text:p>1-noUbQdi <text:s/>2-noUb@di</text:p>
          </table:table-cell>
          <table:table-cell office:value-type="string">
            <text:p>1-nObodE-&gt;1 <text:s/>2-nObudE-&gt;1</text:p>
          </table:table-cell>
          <table:table-cell/>
          <table:table-cell office:value-type="string">
            <text:p>nObodE</text:p>
          </table:table-cell>
          <table:table-cell table:number-columns-repeated="3"/>
          <table:table-cell office:value-type="string">
            <text:p>RP-1:2.9 <text:s/>GA-1:2.9 <text:s/>GA-2:2.9 <text:s/>Au-2:2.9</text:p>
          </table:table-cell>
          <table:table-cell table:style-name="ce7"/>
          <table:table-cell table:number-columns-repeated="1007"/>
        </table:table-row>
        <table:table-row table:style-name="ro3">
          <table:table-cell table:style-name="ce4" office:value-type="string">
            <text:p>none</text:p>
          </table:table-cell>
          <table:table-cell table:style-name="ce9" office:value-type="string">
            <text:p>pron</text:p>
          </table:table-cell>
          <table:table-cell office:value-type="string">
            <text:p>nVn</text:p>
          </table:table-cell>
          <table:table-cell office:value-type="string">
            <text:p>nun</text:p>
          </table:table-cell>
          <table:table-cell/>
          <table:table-cell office:value-type="string">
            <text:p>nVn</text:p>
          </table:table-cell>
          <table:table-cell office:value-type="string">
            <text:p>nun</text:p>
          </table:table-cell>
          <table:table-cell/>
          <table:table-cell office:value-type="string">
            <text:p>nVn</text:p>
          </table:table-cell>
          <table:table-cell office:value-type="string">
            <text:p>nun</text:p>
          </table:table-cell>
          <table:table-cell/>
          <table:table-cell office:value-type="string">
            <text:p>nu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nothing</text:p>
          </table:table-cell>
          <table:table-cell table:style-name="ce9" office:value-type="string">
            <text:p>pron</text:p>
          </table:table-cell>
          <table:table-cell office:value-type="string">
            <text:p>nVTIN</text:p>
          </table:table-cell>
          <table:table-cell office:value-type="string">
            <text:p>nuTiN</text:p>
          </table:table-cell>
          <table:table-cell/>
          <table:table-cell office:value-type="string">
            <text:p>nVTIN</text:p>
          </table:table-cell>
          <table:table-cell office:value-type="string">
            <text:p>nuTiN</text:p>
          </table:table-cell>
          <table:table-cell/>
          <table:table-cell office:value-type="string">
            <text:p>nVTIN</text:p>
          </table:table-cell>
          <table:table-cell office:value-type="string">
            <text:p>nuTiN</text:p>
          </table:table-cell>
          <table:table-cell/>
          <table:table-cell office:value-type="string">
            <text:p>nuTi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one</text:p>
          </table:table-cell>
          <table:table-cell table:style-name="ce9" office:value-type="string">
            <text:p>pron</text:p>
          </table:table-cell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Vn</text:p>
          </table:table-cell>
          <table:table-cell office:value-type="string">
            <text:p>wun</text:p>
          </table:table-cell>
          <table:table-cell/>
          <table:table-cell office:value-type="string">
            <text:p>wu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one_another</text:p>
          </table:table-cell>
          <table:table-cell table:style-name="ce9" office:value-type="string">
            <text:p>pron</text:p>
          </table:table-cell>
          <table:table-cell office:value-type="string">
            <text:p>wVn @nVD@</text:p>
          </table:table-cell>
          <table:table-cell office:value-type="string">
            <text:p>wun unuDuÑ</text:p>
          </table:table-cell>
          <table:table-cell/>
          <table:table-cell office:value-type="string">
            <text:p>wVn @nVD=r</text:p>
          </table:table-cell>
          <table:table-cell office:value-type="string">
            <text:p>wun unuDur</text:p>
          </table:table-cell>
          <table:table-cell/>
          <table:table-cell office:value-type="string">
            <text:p>wVn @nVD@</text:p>
          </table:table-cell>
          <table:table-cell office:value-type="string">
            <text:p>wun unuDuÑ</text:p>
          </table:table-cell>
          <table:table-cell/>
          <table:table-cell office:value-type="string">
            <text:p>wun unuDuÑ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ours</text:p>
          </table:table-cell>
          <table:table-cell table:style-name="ce9" office:value-type="string">
            <text:p>pron</text:p>
          </table:table-cell>
          <table:table-cell office:value-type="string">
            <text:p>1-aU@z <text:s/>2-A:z</text:p>
          </table:table-cell>
          <table:table-cell office:value-type="string">
            <text:p>1-Öz <text:s/>2-RÑz</text:p>
          </table:table-cell>
          <table:table-cell/>
          <table:table-cell office:value-type="string">
            <text:p>1-aU=rz <text:s/>2-A:rz</text:p>
          </table:table-cell>
          <table:table-cell office:value-type="string">
            <text:p>1-Öz <text:s/>2-Rrz</text:p>
          </table:table-cell>
          <table:table-cell/>
          <table:table-cell office:value-type="string">
            <text:p>aU@z</text:p>
          </table:table-cell>
          <table:table-cell office:value-type="string">
            <text:p>Öz</text:p>
          </table:table-cell>
          <table:table-cell/>
          <table:table-cell office:value-type="string">
            <text:p>Öz</text:p>
          </table:table-cell>
          <table:table-cell office:value-type="string">
            <text:p>RÑz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ourself</text:p>
          </table:table-cell>
          <table:table-cell table:style-name="ce9" office:value-type="string">
            <text:p>pron</text:p>
          </table:table-cell>
          <table:table-cell office:value-type="string">
            <text:p>1-aU@self <text:s/>2-A:self</text:p>
          </table:table-cell>
          <table:table-cell office:value-type="string">
            <text:p>1-Öself <text:s/>2-RÑself</text:p>
          </table:table-cell>
          <table:table-cell/>
          <table:table-cell office:value-type="string">
            <text:p>1-aU=rself <text:s/>2-A:rself</text:p>
          </table:table-cell>
          <table:table-cell office:value-type="string">
            <text:p>1-Öself <text:s/>2-Rrself</text:p>
          </table:table-cell>
          <table:table-cell/>
          <table:table-cell office:value-type="string">
            <text:p>aU@sElf</text:p>
          </table:table-cell>
          <table:table-cell office:value-type="string">
            <text:p>Öself</text:p>
          </table:table-cell>
          <table:table-cell/>
          <table:table-cell office:value-type="string">
            <text:p>Öself</text:p>
          </table:table-cell>
          <table:table-cell office:value-type="string">
            <text:p>RÑself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ourselves</text:p>
          </table:table-cell>
          <table:table-cell table:style-name="ce9" office:value-type="string">
            <text:p>pron</text:p>
          </table:table-cell>
          <table:table-cell office:value-type="string">
            <text:p>1-aU@selvz <text:s/>2-A:selvz</text:p>
          </table:table-cell>
          <table:table-cell office:value-type="string">
            <text:p>1-Öselvz <text:s/>2-RÑselvz</text:p>
          </table:table-cell>
          <table:table-cell/>
          <table:table-cell office:value-type="string">
            <text:p>1-aU=rselvz <text:s/>2-A:rselvz</text:p>
          </table:table-cell>
          <table:table-cell office:value-type="string">
            <text:p>1-Öselvz <text:s/>2-Rrselvz</text:p>
          </table:table-cell>
          <table:table-cell/>
          <table:table-cell office:value-type="string">
            <text:p>aU@sElvz</text:p>
          </table:table-cell>
          <table:table-cell office:value-type="string">
            <text:p>Öselvz</text:p>
          </table:table-cell>
          <table:table-cell/>
          <table:table-cell office:value-type="string">
            <text:p>Öselvz</text:p>
          </table:table-cell>
          <table:table-cell office:value-type="string">
            <text:p>RÑselvz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lenty</text:p>
          </table:table-cell>
          <table:table-cell table:style-name="ce9" office:value-type="string">
            <text:p>pron</text:p>
          </table:table-cell>
          <table:table-cell office:value-type="string">
            <text:p>plenti</text:p>
          </table:table-cell>
          <table:table-cell office:value-type="string">
            <text:p>plentE</text:p>
          </table:table-cell>
          <table:table-cell/>
          <table:table-cell office:value-type="string">
            <text:p>plenti</text:p>
          </table:table-cell>
          <table:table-cell office:value-type="string">
            <text:p>plentE</text:p>
          </table:table-cell>
          <table:table-cell/>
          <table:table-cell office:value-type="string">
            <text:p>plEnti</text:p>
          </table:table-cell>
          <table:table-cell office:value-type="string">
            <text:p>plentE</text:p>
          </table:table-cell>
          <table:table-cell/>
          <table:table-cell office:value-type="string">
            <text:p>plentE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she</text:p>
          </table:table-cell>
          <table:table-cell table:style-name="ce9" office:value-type="string">
            <text:p>pron</text:p>
          </table:table-cell>
          <table:table-cell office:value-type="string">
            <text:p>Si: <text:s/>[weak form /Si/]</text:p>
          </table:table-cell>
          <table:table-cell office:value-type="string">
            <text:p>SE</text:p>
          </table:table-cell>
          <table:table-cell/>
          <table:table-cell office:value-type="string">
            <text:p>Si: <text:s/>[weak form /Si/]</text:p>
          </table:table-cell>
          <table:table-cell office:value-type="string">
            <text:p>SE</text:p>
          </table:table-cell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/>
          <table:table-cell office:value-type="string">
            <text:p>SE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somebody</text:p>
          </table:table-cell>
          <table:table-cell table:style-name="ce9" office:value-type="string">
            <text:p>pron</text:p>
          </table:table-cell>
          <table:table-cell office:value-type="string">
            <text:p>1-sVmb@di <text:s/>2-sVmbQdi</text:p>
          </table:table-cell>
          <table:table-cell office:value-type="string">
            <text:p>1-sumbudE-&gt;1 <text:s/>2-sumbodE-&gt;1</text:p>
          </table:table-cell>
          <table:table-cell/>
          <table:table-cell office:value-type="string">
            <text:p>sVmbA:di</text:p>
          </table:table-cell>
          <table:table-cell office:value-type="string">
            <text:p>sumbRdE-&gt;1</text:p>
          </table:table-cell>
          <table:table-cell/>
          <table:table-cell office:value-type="string">
            <text:p>1-sVmbQdi <text:s/>2-sVmb@di</text:p>
          </table:table-cell>
          <table:table-cell office:value-type="string">
            <text:p>1-sumbodE-&gt;1 <text:s/>2-sumbudE-&gt;1</text:p>
          </table:table-cell>
          <table:table-cell/>
          <table:table-cell office:value-type="string">
            <text:p>sumbodE</text:p>
          </table:table-cell>
          <table:table-cell table:number-columns-repeated="3"/>
          <table:table-cell office:value-type="string">
            <text:p>RP-1:2.9 <text:s/>GA-1:2.9 <text:s/>Au-2:2.9</text:p>
          </table:table-cell>
          <table:table-cell table:style-name="ce7"/>
          <table:table-cell table:number-columns-repeated="1007"/>
        </table:table-row>
        <table:table-row table:style-name="ro3">
          <table:table-cell table:style-name="ce4" office:value-type="string">
            <text:p>someone</text:p>
          </table:table-cell>
          <table:table-cell table:style-name="ce9" office:value-type="string">
            <text:p>pron</text:p>
          </table:table-cell>
          <table:table-cell office:value-type="string">
            <text:p>sVmwVn</text:p>
          </table:table-cell>
          <table:table-cell office:value-type="string">
            <text:p>sumwun</text:p>
          </table:table-cell>
          <table:table-cell/>
          <table:table-cell office:value-type="string">
            <text:p>sVmwVn</text:p>
          </table:table-cell>
          <table:table-cell office:value-type="string">
            <text:p>sumwun</text:p>
          </table:table-cell>
          <table:table-cell/>
          <table:table-cell office:value-type="string">
            <text:p>sVmwVn</text:p>
          </table:table-cell>
          <table:table-cell office:value-type="string">
            <text:p>sumwun</text:p>
          </table:table-cell>
          <table:table-cell/>
          <table:table-cell office:value-type="string">
            <text:p>sumwun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something</text:p>
          </table:table-cell>
          <table:table-cell table:style-name="ce9" office:value-type="string">
            <text:p>pron</text:p>
          </table:table-cell>
          <table:table-cell office:value-type="string">
            <text:p>1-sVm(p)TIN <text:s/>2-sVn(t)TIN</text:p>
          </table:table-cell>
          <table:table-cell office:value-type="string">
            <text:p>1-sumTiN-&gt;1 <text:s/>2-sunTiN-&gt;1</text:p>
          </table:table-cell>
          <table:table-cell/>
          <table:table-cell office:value-type="string">
            <text:p>1-sVmTIN <text:s/>2-sVmpm</text:p>
          </table:table-cell>
          <table:table-cell office:value-type="string">
            <text:p>1-sumTiN-&gt;1 <text:s/>2-sumpm-&gt;1</text:p>
          </table:table-cell>
          <table:table-cell/>
          <table:table-cell office:value-type="string">
            <text:p>sVmTIN</text:p>
          </table:table-cell>
          <table:table-cell office:value-type="string">
            <text:p>sumTiN</text:p>
          </table:table-cell>
          <table:table-cell/>
          <table:table-cell office:value-type="string">
            <text:p>sumTiN</text:p>
          </table:table-cell>
          <table:table-cell table:number-columns-repeated="3"/>
          <table:table-cell office:value-type="string">
            <text:p>RP-2:1.V <text:s/>GA-2:1.V</text:p>
          </table:table-cell>
          <table:table-cell table:style-name="ce7"/>
          <table:table-cell table:number-columns-repeated="1007"/>
        </table:table-row>
        <table:table-row table:style-name="ro3">
          <table:table-cell table:style-name="ce4" office:value-type="string">
            <text:p>theirs</text:p>
          </table:table-cell>
          <table:table-cell table:style-name="ce9" office:value-type="string">
            <text:p>pron</text:p>
          </table:table-cell>
          <table:table-cell office:value-type="string">
            <text:p>De@z</text:p>
          </table:table-cell>
          <table:table-cell office:value-type="string">
            <text:p>DÄz</text:p>
          </table:table-cell>
          <table:table-cell/>
          <table:table-cell office:value-type="string">
            <text:p>1-De=rz <text:s/>2-D{=rz</text:p>
          </table:table-cell>
          <table:table-cell office:value-type="string">
            <text:p>1-DÄz-&gt;1 <text:s/>2-Darz-&gt;1</text:p>
          </table:table-cell>
          <table:table-cell/>
          <table:table-cell office:value-type="string">
            <text:p>DE@z</text:p>
          </table:table-cell>
          <table:table-cell office:value-type="string">
            <text:p>DÄz</text:p>
          </table:table-cell>
          <table:table-cell/>
          <table:table-cell office:value-type="string">
            <text:p>DÄz</text:p>
          </table:table-cell>
          <table:table-cell table:number-columns-repeated="3"/>
          <table:table-cell office:value-type="string">
            <text:p>GA-2:1.20</text:p>
          </table:table-cell>
          <table:table-cell table:style-name="ce7"/>
          <table:table-cell table:number-columns-repeated="1007"/>
        </table:table-row>
        <table:table-row table:style-name="ro3">
          <table:table-cell table:style-name="ce4" office:value-type="string">
            <text:p>them</text:p>
          </table:table-cell>
          <table:table-cell table:style-name="ce9" office:value-type="string">
            <text:p>pron</text:p>
          </table:table-cell>
          <table:table-cell office:value-type="string">
            <text:p>Dem <text:s/>[weak form /D@m/]</text:p>
          </table:table-cell>
          <table:table-cell office:value-type="string">
            <text:p>Dem</text:p>
          </table:table-cell>
          <table:table-cell/>
          <table:table-cell office:value-type="string">
            <text:p>Dem <text:s/>[weak form /D@m/]</text:p>
          </table:table-cell>
          <table:table-cell office:value-type="string">
            <text:p>Dem</text:p>
          </table:table-cell>
          <table:table-cell/>
          <table:table-cell office:value-type="string">
            <text:p>DEm <text:s/>[weak form /D@m/]</text:p>
          </table:table-cell>
          <table:table-cell office:value-type="string">
            <text:p>Dem</text:p>
          </table:table-cell>
          <table:table-cell/>
          <table:table-cell office:value-type="string">
            <text:p>Dem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themselves</text:p>
          </table:table-cell>
          <table:table-cell table:style-name="ce9" office:value-type="string">
            <text:p>pron</text:p>
          </table:table-cell>
          <table:table-cell office:value-type="string">
            <text:p>D@mselvz</text:p>
          </table:table-cell>
          <table:table-cell office:value-type="string">
            <text:p>Dumselvz</text:p>
          </table:table-cell>
          <table:table-cell/>
          <table:table-cell office:value-type="string">
            <text:p>D@mselvz</text:p>
          </table:table-cell>
          <table:table-cell office:value-type="string">
            <text:p>Dumselvz</text:p>
          </table:table-cell>
          <table:table-cell/>
          <table:table-cell office:value-type="string">
            <text:p>D@msElvz</text:p>
          </table:table-cell>
          <table:table-cell office:value-type="string">
            <text:p>Dumselvz</text:p>
          </table:table-cell>
          <table:table-cell/>
          <table:table-cell office:value-type="string">
            <text:p>Dumselvz</text:p>
          </table:table-cell>
          <table:table-cell table:number-columns-repeated="4"/>
          <table:table-cell table:style-name="ce7"/>
          <table:table-cell office:value-type="string">
            <text:p>Ph.X : contrast with _them_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they</text:p>
          </table:table-cell>
          <table:table-cell table:style-name="ce9" office:value-type="string">
            <text:p>pron</text:p>
          </table:table-cell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A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us</text:p>
          </table:table-cell>
          <table:table-cell table:style-name="ce9" office:value-type="string">
            <text:p>pron</text:p>
          </table:table-cell>
          <table:table-cell office:value-type="string">
            <text:p>Vs <text:s/>[weak form /@s/]</text:p>
          </table:table-cell>
          <table:table-cell office:value-type="string">
            <text:p>us</text:p>
          </table:table-cell>
          <table:table-cell/>
          <table:table-cell office:value-type="string">
            <text:p>Vs <text:s/>[weak form /@s/]</text:p>
          </table:table-cell>
          <table:table-cell office:value-type="string">
            <text:p>us</text:p>
          </table:table-cell>
          <table:table-cell/>
          <table:table-cell office:value-type="string">
            <text:p>Vs <text:s/>[weak forms /@s, @z/]</text:p>
          </table:table-cell>
          <table:table-cell office:value-type="string">
            <text:p>us</text:p>
          </table:table-cell>
          <table:table-cell/>
          <table:table-cell office:value-type="string">
            <text:p>us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we</text:p>
          </table:table-cell>
          <table:table-cell table:style-name="ce9" office:value-type="string">
            <text:p>pron</text:p>
          </table:table-cell>
          <table:table-cell office:value-type="string">
            <text:p>wi: <text:s/>[weak form /wi/]</text:p>
          </table:table-cell>
          <table:table-cell office:value-type="string">
            <text:p>wE</text:p>
          </table:table-cell>
          <table:table-cell/>
          <table:table-cell office:value-type="string">
            <text:p>wi: <text:s/>[weak form /wi/]</text:p>
          </table:table-cell>
          <table:table-cell office:value-type="string">
            <text:p>wE</text:p>
          </table:table-cell>
          <table:table-cell/>
          <table:table-cell office:value-type="string">
            <text:p>wi: <text:s/>[weak form /wI/]</text:p>
          </table:table-cell>
          <table:table-cell office:value-type="string">
            <text:p>wE</text:p>
          </table:table-cell>
          <table:table-cell/>
          <table:table-cell office:value-type="string">
            <text:p>wE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who</text:p>
          </table:table-cell>
          <table:table-cell table:style-name="ce9" office:value-type="string">
            <text:p>pron</text:p>
          </table:table-cell>
          <table:table-cell office:value-type="string">
            <text:p>hu: <text:s/>[occasional weak forms /hu, u/]</text:p>
          </table:table-cell>
          <table:table-cell office:value-type="string">
            <text:p>hU</text:p>
          </table:table-cell>
          <table:table-cell/>
          <table:table-cell office:value-type="string">
            <text:p>hu: <text:s/>[occasional weak forms /hu, u/]</text:p>
          </table:table-cell>
          <table:table-cell office:value-type="string">
            <text:p>hU</text:p>
          </table:table-cell>
          <table:table-cell/>
          <table:table-cell office:value-type="string">
            <text:p>hu</text:p>
          </table:table-cell>
          <table:table-cell office:value-type="string">
            <text:p>hU</text:p>
          </table:table-cell>
          <table:table-cell/>
          <table:table-cell office:value-type="string">
            <text:p>hU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whoever</text:p>
          </table:table-cell>
          <table:table-cell table:style-name="ce9" office:value-type="string">
            <text:p>pron</text:p>
          </table:table-cell>
          <table:table-cell office:value-type="string">
            <text:p>huev@</text:p>
          </table:table-cell>
          <table:table-cell office:value-type="string">
            <text:p>hUevuÑ</text:p>
          </table:table-cell>
          <table:table-cell/>
          <table:table-cell office:value-type="string">
            <text:p>huev=r</text:p>
          </table:table-cell>
          <table:table-cell office:value-type="string">
            <text:p>hUevur</text:p>
          </table:table-cell>
          <table:table-cell/>
          <table:table-cell office:value-type="string">
            <text:p>huEv@</text:p>
          </table:table-cell>
          <table:table-cell office:value-type="string">
            <text:p>hUevuÑ</text:p>
          </table:table-cell>
          <table:table-cell/>
          <table:table-cell office:value-type="string">
            <text:p>hUevuÑ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whom</text:p>
          </table:table-cell>
          <table:table-cell table:style-name="ce9" office:value-type="string">
            <text:p>pron</text:p>
          </table:table-cell>
          <table:table-cell office:value-type="string">
            <text:p>hu:m <text:s/>[occasional weak forms /hum, um/]</text:p>
          </table:table-cell>
          <table:table-cell office:value-type="string">
            <text:p>hUm</text:p>
          </table:table-cell>
          <table:table-cell/>
          <table:table-cell office:value-type="string">
            <text:p>hu:m <text:s/>[occasional weak forms /hum, um/]</text:p>
          </table:table-cell>
          <table:table-cell office:value-type="string">
            <text:p>hUm</text:p>
          </table:table-cell>
          <table:table-cell/>
          <table:table-cell office:value-type="string">
            <text:p>hum</text:p>
          </table:table-cell>
          <table:table-cell office:value-type="string">
            <text:p>hUm</text:p>
          </table:table-cell>
          <table:table-cell/>
          <table:table-cell office:value-type="string">
            <text:p>hUm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ye</text:p>
          </table:table-cell>
          <table:table-cell table:style-name="ce9" office:value-type="string">
            <text:p>pron</text:p>
          </table:table-cell>
          <table:table-cell office:value-type="string">
            <text:p>ji: <text:s/>[weak form /ji/]</text:p>
          </table:table-cell>
          <table:table-cell office:value-type="string">
            <text:p>yE</text:p>
          </table:table-cell>
          <table:table-cell/>
          <table:table-cell office:value-type="string">
            <text:p>ji: <text:s/>[weak form /ji/]</text:p>
          </table:table-cell>
          <table:table-cell office:value-type="string">
            <text:p>yE</text:p>
          </table:table-cell>
          <table:table-cell/>
          <table:table-cell office:value-type="string">
            <text:p>ji</text:p>
          </table:table-cell>
          <table:table-cell office:value-type="string">
            <text:p>yE</text:p>
          </table:table-cell>
          <table:table-cell/>
          <table:table-cell office:value-type="string">
            <text:p>yE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you</text:p>
          </table:table-cell>
          <table:table-cell table:style-name="ce9" office:value-type="string">
            <text:p>pron</text:p>
          </table:table-cell>
          <table:table-cell office:value-type="string">
            <text:p>ju: <text:s/>[weak forms /ju, j@/]</text:p>
          </table:table-cell>
          <table:table-cell office:value-type="string">
            <text:p>yU</text:p>
          </table:table-cell>
          <table:table-cell/>
          <table:table-cell office:value-type="string">
            <text:p>ju: <text:s/>[weak forms /ju, j@/]</text:p>
          </table:table-cell>
          <table:table-cell office:value-type="string">
            <text:p>yU</text:p>
          </table:table-cell>
          <table:table-cell/>
          <table:table-cell office:value-type="string">
            <text:p>ju</text:p>
          </table:table-cell>
          <table:table-cell office:value-type="string">
            <text:p>yU</text:p>
          </table:table-cell>
          <table:table-cell/>
          <table:table-cell office:value-type="string">
            <text:p>yU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your</text:p>
          </table:table-cell>
          <table:table-cell table:style-name="ce9" office:value-type="string">
            <text:p>pron</text:p>
          </table:table-cell>
          <table:table-cell office:value-type="string">
            <text:p>1-jO: <text:s/>2-jU@ <text:s/>[weak forms <text:s/>/j@/]</text:p>
          </table:table-cell>
          <table:table-cell office:value-type="string">
            <text:p>1-yQÑ-&gt;1 <text:s/>2-yÜ-&gt;1</text:p>
          </table:table-cell>
          <table:table-cell/>
          <table:table-cell office:value-type="string">
            <text:p>1-jU=r <text:s/>2-jO:r <text:s/>3-jo:r <text:s/>[weak form /j=r/]</text:p>
          </table:table-cell>
          <table:table-cell office:value-type="string">
            <text:p>1-yÜ&gt;1 <text:s/>2-yQr-&gt;1 <text:s/>3=2</text:p>
          </table:table-cell>
          <table:table-cell/>
          <table:table-cell office:value-type="string">
            <text:p>jO <text:s/>[weak form /U@/]</text:p>
          </table:table-cell>
          <table:table-cell office:value-type="string">
            <text:p>yQÑ</text:p>
          </table:table-cell>
          <table:table-cell/>
          <table:table-cell office:value-type="string">
            <text:p>yÜ</text:p>
          </table:table-cell>
          <table:table-cell table:number-columns-repeated="3"/>
          <table:table-cell office:value-type="string">
            <text:p>RP-1:1.22 <text:s/>GA-2:1.22 <text:s/>Au-1:1.22</text:p>
          </table:table-cell>
          <table:table-cell office:value-type="string">
            <text:p>w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4" office:value-type="string">
            <text:p>yours</text:p>
          </table:table-cell>
          <table:table-cell table:style-name="ce9" office:value-type="string">
            <text:p>pron</text:p>
          </table:table-cell>
          <table:table-cell office:value-type="string">
            <text:p>1-jO:z <text:s/>2-jU@z</text:p>
          </table:table-cell>
          <table:table-cell office:value-type="string">
            <text:p>1-yQÑz-&gt;1 <text:s/>2-yÜz-&gt;1</text:p>
          </table:table-cell>
          <table:table-cell/>
          <table:table-cell office:value-type="string">
            <text:p>1-jU=rz <text:s/>2-jO:rz <text:s/>3-jo:rz</text:p>
          </table:table-cell>
          <table:table-cell office:value-type="string">
            <text:p>1-yÜz-&gt;1 <text:s/>2-yQrz-&gt;1 <text:s/>3=2</text:p>
          </table:table-cell>
          <table:table-cell/>
          <table:table-cell office:value-type="string">
            <text:p>jOz</text:p>
          </table:table-cell>
          <table:table-cell office:value-type="string">
            <text:p>yQÑz</text:p>
          </table:table-cell>
          <table:table-cell/>
          <table:table-cell office:value-type="string">
            <text:p>yÜz</text:p>
          </table:table-cell>
          <table:table-cell table:number-columns-repeated="3"/>
          <table:table-cell office:value-type="string">
            <text:p>RP-1:1.22 <text:s/>GA-2:1.22 <text:s/>Au-1:1.22</text:p>
          </table:table-cell>
          <table:table-cell table:style-name="ce7" table:number-columns-repeated="2"/>
          <table:table-cell table:number-columns-repeated="1006"/>
        </table:table-row>
        <table:table-row table:style-name="ro3">
          <table:table-cell table:style-name="ce4" office:value-type="string">
            <text:p>yourself</text:p>
          </table:table-cell>
          <table:table-cell table:style-name="ce9" office:value-type="string">
            <text:p>pron</text:p>
          </table:table-cell>
          <table:table-cell office:value-type="string">
            <text:p>1-jO:self <text:s/>2-jU@self <text:s/>3-j@self</text:p>
          </table:table-cell>
          <table:table-cell office:value-type="string">
            <text:p>1-yQÑself-&gt;1 <text:s/>2-yÜself-&gt;1 <text:s/>3-yuÑself-&gt;2</text:p>
          </table:table-cell>
          <table:table-cell/>
          <table:table-cell office:value-type="string">
            <text:p>1-jUrself <text:s/>2-jO:self <text:s/>3-j=rself <text:s/>4-jo:rself</text:p>
          </table:table-cell>
          <table:table-cell office:value-type="string">
            <text:p>1-yÜself-&gt;1 <text:s/>2-yQrself-&gt;1 <text:s/>3-yurself-&gt;2 <text:s/>4=2</text:p>
          </table:table-cell>
          <table:table-cell/>
          <table:table-cell office:value-type="string">
            <text:p>jOsElf</text:p>
          </table:table-cell>
          <table:table-cell office:value-type="string">
            <text:p>yQÑself</text:p>
          </table:table-cell>
          <table:table-cell/>
          <table:table-cell office:value-type="string">
            <text:p>yÜself</text:p>
          </table:table-cell>
          <table:table-cell office:value-type="string">
            <text:p>yuÑself</text:p>
          </table:table-cell>
          <table:table-cell table:number-columns-repeated="2"/>
          <table:table-cell office:value-type="string">
            <text:p>RP-1:1.22 <text:s/>GA-2:1.22 <text:s/>Au-1:1.22</text:p>
          </table:table-cell>
          <table:table-cell table:style-name="ce7" table:number-columns-repeated="2"/>
          <table:table-cell table:number-columns-repeated="1006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editing-cycles>1</meta:editing-cycles>
    <meta:creation-date>2008-12-06T12:25:46</meta:creation-date>
    <meta:editing-duration>PT00H00M00S</meta:editing-duration>
    <meta:document-statistic meta:table-count="3" meta:cell-count="569" meta:object-count="0"/>
    <meta:user-defined meta:name="Info 1"/>
    <meta:user-defined meta:name="Info 2"/>
    <meta:user-defined meta:name="Info 3"/>
    <meta:user-defined meta:name="Info 4"/>
  </office:meta>
</office:document-meta>
</file>